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Car.predefinitoparagrafo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2.2305in" style:use-optimal-column-width="false"/>
    </style:style>
    <style:style style:name="TableColumn9" style:family="table-column">
      <style:table-column-properties style:column-width="2.2312in" style:use-optimal-column-width="false"/>
    </style:style>
    <style:style style:name="TableColumn10" style:family="table-column">
      <style:table-column-properties style:column-width="2.2312in" style:use-optimal-column-width="false"/>
    </style:style>
    <style:style style:name="Table7" style:family="table">
      <style:table-properties style:width="6.6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color="#000000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color="#000000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color="#000000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color="#000000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color="#000000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 text:c="63"/><text:span text:style-name="T2"><text:s/>D.T.S. Group</text:span></text:p>
      <text:p text:style-name="Standard"><text:span text:style-name="T3"><text:s text:c="38"/></text:span>Dispositivi Termo Sanitari s.r.l.</text:p>
      <text:p text:style-name="Standard"><text:s text:c="47"/>V.le. A. De Gasperi, 10 – 10129 TORINO</text:p>
      <text:p text:style-name="Standard"><text:s text:c="53"/>Tell. 011-623465, Fax 011-623466</text:p>
      <text:p text:style-name="Standard"><text:s text:c="48"/>Email:<text:s/><text:a xlink:href="mailto:info@dts.it" office:target-frame-name="_top" xlink:show="replace">info@dts.it</text:a>,<text:s/><text:a xlink:href="http://www.dispositividts.it/" office:target-frame-name="_top" xlink:show="replace">www.dispositiv</text:a><text:a xlink:href="http://www.dispositividts.it/" office:target-frame-name="_top" xlink:show="replace">idts.it</text:a></text:p>
      <text:p text:style-name="Standard"><text:s text:c="60"/>Torino, 12 settembre 2014</text:p>
      <text:p text:style-name="Standard"/>
      <text:p text:style-name="Standard"/>
      <text:p text:style-name="Standard">Spett. Ditta</text:p>
      <text:p text:style-name="Standard">Visconti Alessio</text:p>
      <text:p text:style-name="Standard">Corso Garibaldi, 16</text:p>
      <text:p text:style-name="Standard">73100 LECCE (LE)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Oggetto</text:span>: Richiesta Listino</text:p>
      <text:p text:style-name="P5"/>
      <text:p text:style-name="Standard">Desideriamo innanzitutto ringraziarvi per la richiesta di informazioni sui prodotti della D.T.S. Group s.r.l.</text:p>
      <text:p text:style-name="Standard">La nostra azienda è specializzata nella fornitura di apparecchiature termiche<text:s/>su misura, realizzate in base alle esigenze dei nostri clienti ed è questo il punto di forza e l’origine del nostro successo.</text:p>
      <text:p text:style-name="Standard">Saremo lieti di contattarvi <text:s/>nelle prossime settimane per un eventuale incontro e per fornirvi ulterori dettagli ai fini di un<text:s/>eventuale collaborazione.</text:p>
      <text:p text:style-name="Standard">Ringraziandovi nuovamente per l’interesse dimostrato, come da voi richiesto, inviamo il listino aggiornato che avrà validità semestrale e che, come potete notare, riporta solo modesti ritocchi dei prezzi rispetto al listino precedente. <text:s/>Ci teniamo a segnalare la presenza suòl listino dei seguenti due articoli che, sicuramente, incontreranno il vostro interesse.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 text:c="18"/>Codice</text:p>
          </table:table-cell>
          <table:table-cell table:style-name="TableCell14">
            <text:p text:style-name="P15"><text:s text:c="15"/>Descrizione</text:p>
          </table:table-cell>
          <table:table-cell table:style-name="TableCell16">
            <text:p text:style-name="P17"><text:s text:c="19"/>Prezzo</text:p>
          </table:table-cell>
        </table:table-row>
        <table:table-row table:style-name="TableRow18">
          <table:table-cell table:style-name="TableCell19">
            <text:p text:style-name="P20">A001</text:p>
          </table:table-cell>
          <table:table-cell table:style-name="TableCell21">
            <text:p text:style-name="P22">Impianto XYZ</text:p>
          </table:table-cell>
          <table:table-cell table:style-name="TableCell23">
            <text:p text:style-name="P24">€ 150,00</text:p>
          </table:table-cell>
        </table:table-row>
        <table:table-row table:style-name="TableRow25">
          <table:table-cell table:style-name="TableCell26">
            <text:p text:style-name="P27">A002</text:p>
          </table:table-cell>
          <table:table-cell table:style-name="TableCell28">
            <text:p text:style-name="P29">Impianto ABC</text:p>
          </table:table-cell>
          <table:table-cell table:style-name="TableCell30">
            <text:p text:style-name="P31">€ 250,00</text:p>
          </table:table-cell>
        </table:table-row>
      </table:table>
      <text:p text:style-name="P32"/>
      <text:p text:style-name="Standard">Nell’attesa di vostri graditi ordini, vi porgiamo i nostri più distinti saluti.</text:p>
      <text:p text:style-name="Standard"><text:s text:c="2"/></text:p>
      <text:p text:style-name="Standard"><text:s text:c="72"/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Standard"><text:s text:c="113"/>Alessandro Gravaglio</text:p>
      <text:p text:style-name="Standard"><text:s text:c="119"/>Ufficio Vendit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Angelo D’Ascanio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01:00Z</meta:creation-date>
    <dc:date>2018-12-19T10:57:00Z</dc:date>
    <meta:print-date>2018-12-19T10:57:00Z</meta:print-date>
    <meta:template xlink:href="Normal" xlink:type="simple"/>
    <meta:editing-cycles>3</meta:editing-cycles>
    <meta:editing-duration>PT360S</meta:editing-duration>
    <meta:document-statistic meta:page-count="1" meta:paragraph-count="4" meta:word-count="318" meta:character-count="2129" meta:row-count="15" meta:non-whitespace-character-count="1815"/>
  </office:meta>
</office:document-meta>
</file>